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5.385cm"/>
    </style:style>
    <style:style style:name="co4" style:family="table-column">
      <style:table-column-properties fo:break-before="auto" style:column-width="5.357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7.188cm"/>
    </style:style>
    <style:style style:name="co7" style:family="table-column">
      <style:table-column-properties fo:break-before="auto" style:column-width="5.904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4.729cm"/>
    </style:style>
    <style:style style:name="co11" style:family="table-column">
      <style:table-column-properties fo:break-before="auto" style:column-width="2.0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FST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French</text:p>
          </table:table-cell>
          <table:table-cell office:value-type="string">
            <text:p>Lexc 1</text:p>
          </table:table-cell>
          <table:table-cell office:value-type="string">
            <text:p>Lexc 2</text:p>
          </table:table-cell>
          <table:table-cell office:value-type="string">
            <text:p>Lexc 3</text:p>
          </table:table-cell>
          <table:table-cell office:value-type="string">
            <text:p>Lexc 4</text:p>
          </table:table-cell>
          <table:table-cell office:value-type="string">
            <text:p>lexc total</text:p>
          </table:table-cell>
          <table:table-cell office:value-type="string">
            <text:p>Twolc 1</text:p>
          </table:table-cell>
          <table:table-cell office:value-type="string">
            <text:p>Twolc 2</text:p>
          </table:table-cell>
          <table:table-cell office:value-type="string">
            <text:p>Twolc 3</text:p>
          </table:table-cell>
          <table:table-cell office:value-type="string">
            <text:p>Twolc total</text:p>
          </table:table-cell>
          <table:table-cell office:value-type="string">
            <text:p>HIC1</text:p>
          </table:table-cell>
          <table:table-cell office:value-type="string">
            <text:p>HIC2</text:p>
          </table:table-cell>
          <table:table-cell office:value-type="string">
            <text:p>HIC3</text:p>
          </table:table-cell>
          <table:table-cell office:value-type="string">
            <text:p>HIC4</text:p>
          </table:table-cell>
          <table:table-cell office:value-type="string">
            <text:p>HIC total</text:p>
          </table:table-cell>
          <table:table-cell office:value-type="string">
            <text:p>Lexc+Twolc+HIC</text:p>
          </table:table-cell>
          <table:table-cell office:value-type="string">
            <text:p>Wall clock start time</text:p>
          </table:table-cell>
          <table:table-cell office:value-type="string">
            <text:p>Wall <text:s/>clock end time</text:p>
          </table:table-cell>
          <table:table-cell office:value-type="string">
            <text:p>Wall clock time 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81">
            <text:p>5,81</text:p>
          </table:table-cell>
          <table:table-cell office:value-type="float" office:value="1.39">
            <text:p>1,39</text:p>
          </table:table-cell>
          <table:table-cell office:value-type="float" office:value="0.12">
            <text:p>0,12</text:p>
          </table:table-cell>
          <table:table-cell table:formula="oooc:=[.F2]-[.D2]-[.C2]-[.B2]" office:value-type="float" office:value="11.72">
            <text:p>11,72</text:p>
          </table:table-cell>
          <table:table-cell office:value-type="float" office:value="19.04">
            <text:p>19,04</text:p>
          </table:table-cell>
          <table:table-cell table:number-columns-repeated="2" office:value-type="float" office:value="0">
            <text:p>0</text:p>
          </table:table-cell>
          <table:table-cell table:formula="oooc:=[.J2]-SUM([.G2:.H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ooc:=SUM([.K2:.N2])" office:value-type="float" office:value="0">
            <text:p>0</text:p>
          </table:table-cell>
          <table:table-cell table:formula="oooc:=[.O2]+[.J2]+[.F2]" office:value-type="float" office:value="19.04">
            <text:p>19,04</text:p>
          </table:table-cell>
          <table:table-cell office:value-type="string">
            <text:p>2009-03-12 14.57.58,529897404</text:p>
          </table:table-cell>
          <table:table-cell office:value-type="string">
            <text:p>2009-03-12 14.58.48,116148481</text:p>
          </table:table-cell>
          <table:table-cell office:value-type="string">
            <text:p>~49,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92">
            <text:p>5,92</text:p>
          </table:table-cell>
          <table:table-cell office:value-type="float" office:value="1.39">
            <text:p>1,39</text:p>
          </table:table-cell>
          <table:table-cell office:value-type="float" office:value="0.11">
            <text:p>0,11</text:p>
          </table:table-cell>
          <table:table-cell table:formula="oooc:=[.F3]-[.D3]-[.C3]-[.B3]" office:value-type="float" office:value="11.62">
            <text:p>11,62</text:p>
          </table:table-cell>
          <table:table-cell office:value-type="float" office:value="19.04">
            <text:p>19,04</text:p>
          </table:table-cell>
          <table:table-cell table:number-columns-repeated="2" office:value-type="float" office:value="0">
            <text:p>0</text:p>
          </table:table-cell>
          <table:table-cell table:formula="oooc:=[.J3]-SUM([.G3:.H3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ooc:=SUM([.K3:.N3])" office:value-type="float" office:value="0">
            <text:p>0</text:p>
          </table:table-cell>
          <table:table-cell table:formula="oooc:=[.O3]+[.J3]+[.F3]" office:value-type="float" office:value="19.04">
            <text:p>19,04</text:p>
          </table:table-cell>
          <table:table-cell office:value-type="string">
            <text:p>2009-03-12 15.04.02,272730090</text:p>
          </table:table-cell>
          <table:table-cell office:value-type="string">
            <text:p>2009-03-12 15.04.51,927571623</text:p>
          </table:table-cell>
          <table:table-cell office:value-type="string">
            <text:p>~49,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74">
            <text:p>5,74</text:p>
          </table:table-cell>
          <table:table-cell office:value-type="float" office:value="1.58">
            <text:p>1,58</text:p>
          </table:table-cell>
          <table:table-cell office:value-type="float" office:value="0.11">
            <text:p>0,11</text:p>
          </table:table-cell>
          <table:table-cell table:formula="oooc:=[.F4]-[.D4]-[.C4]-[.B4]" office:value-type="float" office:value="11.68">
            <text:p>11,68</text:p>
          </table:table-cell>
          <table:table-cell office:value-type="float" office:value="19.11">
            <text:p>19,11</text:p>
          </table:table-cell>
          <table:table-cell table:number-columns-repeated="2" office:value-type="float" office:value="0">
            <text:p>0</text:p>
          </table:table-cell>
          <table:table-cell table:formula="oooc:=[.J4]-SUM([.G4:.H4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ooc:=SUM([.K4:.N4])" office:value-type="float" office:value="0">
            <text:p>0</text:p>
          </table:table-cell>
          <table:table-cell table:formula="oooc:=[.O4]+[.J4]+[.F4]" office:value-type="float" office:value="19.11">
            <text:p>19,11</text:p>
          </table:table-cell>
          <table:table-cell office:value-type="string">
            <text:p>2009-03-12 15.10.06,623395886</text:p>
          </table:table-cell>
          <table:table-cell office:value-type="string">
            <text:p>2009-03-12 15.10.56,367029929</text:p>
          </table:table-cell>
          <table:table-cell/>
        </table:table-row>
        <table:table-row table:style-name="ro1">
          <table:table-cell office:value-type="string">
            <text:p>Average:</text:p>
          </table:table-cell>
          <table:table-cell table:formula="oooc:=AVERAGE([.B2:.B4])" office:value-type="float" office:value="5.82333333333333">
            <text:p>5,82</text:p>
          </table:table-cell>
          <table:table-cell table:formula="oooc:=AVERAGE([.C2:.C4])" office:value-type="float" office:value="1.45333333333333">
            <text:p>1,45</text:p>
          </table:table-cell>
          <table:table-cell table:formula="oooc:=AVERAGE([.D2:.D4])" office:value-type="float" office:value="0.113333333333333">
            <text:p>0,11</text:p>
          </table:table-cell>
          <table:table-cell table:formula="oooc:=AVERAGE([.E2:.E4])" office:value-type="float" office:value="11.6733333333333">
            <text:p>11,67</text:p>
          </table:table-cell>
          <table:table-cell table:formula="oooc:=AVERAGE([.F2:.F4])" office:value-type="float" office:value="19.0633333333333">
            <text:p>19,06</text:p>
          </table:table-cell>
          <table:table-cell table:formula="oooc:=AVERAGE([.G2:.G4])" office:value-type="float" office:value="0">
            <text:p>0</text:p>
          </table:table-cell>
          <table:table-cell table:formula="oooc:=AVERAGE([.H2:.H4])" office:value-type="float" office:value="0">
            <text:p>0</text:p>
          </table:table-cell>
          <table:table-cell table:formula="oooc:=AVERAGE([.I2:.I4])" office:value-type="float" office:value="0">
            <text:p>0</text:p>
          </table:table-cell>
          <table:table-cell table:formula="oooc:=AVERAGE([.J2:.J4])" office:value-type="float" office:value="0">
            <text:p>0</text:p>
          </table:table-cell>
          <table:table-cell table:formula="oooc:=AVERAGE([.K2:.K4])" office:value-type="float" office:value="0">
            <text:p>0</text:p>
          </table:table-cell>
          <table:table-cell table:formula="oooc:=AVERAGE([.L2:.L4])" office:value-type="float" office:value="0">
            <text:p>0</text:p>
          </table:table-cell>
          <table:table-cell table:formula="oooc:=AVERAGE([.M2:.M4])" office:value-type="float" office:value="0">
            <text:p>0</text:p>
          </table:table-cell>
          <table:table-cell table:formula="oooc:=AVERAGE([.N2:.N4])" office:value-type="float" office:value="0">
            <text:p>0</text:p>
          </table:table-cell>
          <table:table-cell table:formula="oooc:=AVERAGE([.O2:.O4])" office:value-type="float" office:value="0">
            <text:p>0</text:p>
          </table:table-cell>
          <table:table-cell table:formula="oooc:=AVERAGE([.P2:.P4])" office:value-type="float" office:value="19.0633333333333">
            <text:p>19,06</text:p>
          </table:table-cell>
          <table:table-cell table:number-columns-repeated="3"/>
        </table:table-row>
        <table:table-row table:style-name="ro1">
          <table:table-cell office:value-type="string">
            <text:p>std:</text:p>
          </table:table-cell>
          <table:table-cell table:formula="oooc:=STDEV([.B2:.B4])" office:value-type="float" office:value="0.0907377172587745">
            <text:p>0,09</text:p>
          </table:table-cell>
          <table:table-cell table:formula="oooc:=STDEV([.C2:.C4])" office:value-type="float" office:value="0.109696551146029">
            <text:p>0,11</text:p>
          </table:table-cell>
          <table:table-cell table:formula="oooc:=STDEV([.D2:.D4])" office:value-type="float" office:value="0.00577350269189625">
            <text:p>0,01</text:p>
          </table:table-cell>
          <table:table-cell table:formula="oooc:=STDEV([.E2:.E4])" office:value-type="float" office:value="0.0503322295684708">
            <text:p>0,05</text:p>
          </table:table-cell>
          <table:table-cell table:formula="oooc:=STDEV([.F2:.F4])" office:value-type="float" office:value="0.040414518843274">
            <text:p>0,04</text:p>
          </table:table-cell>
          <table:table-cell table:formula="oooc:=STDEV([.G2:.G4])" office:value-type="float" office:value="0">
            <text:p>0</text:p>
          </table:table-cell>
          <table:table-cell table:formula="oooc:=STDEV([.H2:.H4])" office:value-type="float" office:value="0">
            <text:p>0</text:p>
          </table:table-cell>
          <table:table-cell table:formula="oooc:=STDEV([.I2:.I4])" office:value-type="float" office:value="0">
            <text:p>0</text:p>
          </table:table-cell>
          <table:table-cell table:formula="oooc:=STDEV([.J2:.J4])" office:value-type="float" office:value="0">
            <text:p>0</text:p>
          </table:table-cell>
          <table:table-cell table:formula="oooc:=STDEV([.K2:.K4])" office:value-type="float" office:value="0">
            <text:p>0</text:p>
          </table:table-cell>
          <table:table-cell table:formula="oooc:=STDEV([.L2:.L4])" office:value-type="float" office:value="0">
            <text:p>0</text:p>
          </table:table-cell>
          <table:table-cell table:formula="oooc:=STDEV([.M2:.M4])" office:value-type="float" office:value="0">
            <text:p>0</text:p>
          </table:table-cell>
          <table:table-cell table:formula="oooc:=STDEV([.N2:.N4])" office:value-type="float" office:value="0">
            <text:p>0</text:p>
          </table:table-cell>
          <table:table-cell table:formula="oooc:=STDEV([.O2:.O4])" office:value-type="float" office:value="0">
            <text:p>0</text:p>
          </table:table-cell>
          <table:table-cell table:formula="oooc:=STDEV([.P2:.P4])" office:value-type="float" office:value="0.040414518843274">
            <text:p>0,04</text:p>
          </table:table-cell>
          <table:table-cell table:number-columns-repeated="3"/>
        </table:table-row>
        <table:table-row table:style-name="ro1">
          <table:table-cell office:value-type="string">
            <text:p>var:</text:p>
          </table:table-cell>
          <table:table-cell table:formula="oooc:=VAR([.B2:.B4])" office:value-type="float" office:value="0.0082333333333333">
            <text:p>0,01</text:p>
          </table:table-cell>
          <table:table-cell table:formula="oooc:=VAR([.C2:.C4])" office:value-type="float" office:value="0.0120333333333333">
            <text:p>0,01</text:p>
          </table:table-cell>
          <table:table-cell table:formula="oooc:=VAR([.D2:.D4])" office:value-type="float" office:value="0.0000333333333333333">
            <text:p>0</text:p>
          </table:table-cell>
          <table:table-cell table:formula="oooc:=VAR([.E2:.E4])" office:value-type="float" office:value="0.00253333333333325">
            <text:p>0</text:p>
          </table:table-cell>
          <table:table-cell table:formula="oooc:=VAR([.F2:.F4])" office:value-type="float" office:value="0.00163333333333335">
            <text:p>0</text:p>
          </table:table-cell>
          <table:table-cell table:formula="oooc:=VAR([.G2:.G4])" office:value-type="float" office:value="0">
            <text:p>0</text:p>
          </table:table-cell>
          <table:table-cell table:formula="oooc:=VAR([.H2:.H4])" office:value-type="float" office:value="0">
            <text:p>0</text:p>
          </table:table-cell>
          <table:table-cell table:formula="oooc:=VAR([.I2:.I4])" office:value-type="float" office:value="0">
            <text:p>0</text:p>
          </table:table-cell>
          <table:table-cell table:formula="oooc:=VAR([.J2:.J4])" office:value-type="float" office:value="0">
            <text:p>0</text:p>
          </table:table-cell>
          <table:table-cell table:formula="oooc:=VAR([.K2:.K4])" office:value-type="float" office:value="0">
            <text:p>0</text:p>
          </table:table-cell>
          <table:table-cell table:formula="oooc:=VAR([.L2:.L4])" office:value-type="float" office:value="0">
            <text:p>0</text:p>
          </table:table-cell>
          <table:table-cell table:formula="oooc:=VAR([.M2:.M4])" office:value-type="float" office:value="0">
            <text:p>0</text:p>
          </table:table-cell>
          <table:table-cell table:formula="oooc:=VAR([.N2:.N4])" office:value-type="float" office:value="0">
            <text:p>0</text:p>
          </table:table-cell>
          <table:table-cell table:formula="oooc:=VAR([.O2:.O4])" office:value-type="float" office:value="0">
            <text:p>0</text:p>
          </table:table-cell>
          <table:table-cell table:formula="oooc:=VAR([.P2:.P4])" office:value-type="float" office:value="0.00163333333333335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morfi</text:p>
          </table:table-cell>
          <table:table-cell office:value-type="string">
            <text:p>Lexc 1</text:p>
          </table:table-cell>
          <table:table-cell office:value-type="string">
            <text:p>Lexc 2</text:p>
          </table:table-cell>
          <table:table-cell office:value-type="string">
            <text:p>Lexc 3</text:p>
          </table:table-cell>
          <table:table-cell office:value-type="string">
            <text:p>Lexc 4</text:p>
          </table:table-cell>
          <table:table-cell office:value-type="string">
            <text:p>lexc total</text:p>
          </table:table-cell>
          <table:table-cell office:value-type="string">
            <text:p>Twolc 1</text:p>
          </table:table-cell>
          <table:table-cell office:value-type="string">
            <text:p>Twolc 2</text:p>
          </table:table-cell>
          <table:table-cell office:value-type="string">
            <text:p>Twolc 3</text:p>
          </table:table-cell>
          <table:table-cell office:value-type="string">
            <text:p>Twolc total</text:p>
          </table:table-cell>
          <table:table-cell office:value-type="string">
            <text:p>HIC</text:p>
          </table:table-cell>
          <table:table-cell office:value-type="string">
            <text:p>HIC2</text:p>
          </table:table-cell>
          <table:table-cell office:value-type="string">
            <text:p>HIC3</text:p>
          </table:table-cell>
          <table:table-cell office:value-type="string">
            <text:p>HIC4</text:p>
          </table:table-cell>
          <table:table-cell office:value-type="string">
            <text:p>HIC total</text:p>
          </table:table-cell>
          <table:table-cell office:value-type="string">
            <text:p>Lexc+Twolc+HIC</text:p>
          </table:table-cell>
          <table:table-cell office:value-type="string">
            <text:p>Wall clock start time</text:p>
          </table:table-cell>
          <table:table-cell office:value-type="string">
            <text:p>Wall <text:s/>clock end time</text:p>
          </table:table-cell>
          <table:table-cell office:value-type="string">
            <text:p>Wall clock time 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23">
            <text:p>0,23</text:p>
          </table:table-cell>
          <table:table-cell office:value-type="float" office:value="0.32">
            <text:p>0,32</text:p>
          </table:table-cell>
          <table:table-cell table:formula="oooc:=[.F9]-[.D9]-[.C9]-[.B9]" office:value-type="float" office:value="6.52">
            <text:p>6,52</text:p>
          </table:table-cell>
          <table:table-cell office:value-type="float" office:value="8.17">
            <text:p>8,17</text:p>
          </table:table-cell>
          <table:table-cell office:value-type="float" office:value="0.92">
            <text:p>0,92</text:p>
          </table:table-cell>
          <table:table-cell office:value-type="float" office:value="0.23">
            <text:p>0,23</text:p>
          </table:table-cell>
          <table:table-cell table:formula="oooc:=[.J9]-SUM([.G9:.H9])" office:value-type="float" office:value="6.2">
            <text:p>6,2</text:p>
          </table:table-cell>
          <table:table-cell office:value-type="float" office:value="7.35">
            <text:p>7,35</text:p>
          </table:table-cell>
          <table:table-cell office:value-type="float" office:value="0.19">
            <text:p>0,19</text:p>
          </table:table-cell>
          <table:table-cell office:value-type="float" office:value="2.69">
            <text:p>2,69</text:p>
          </table:table-cell>
          <table:table-cell office:value-type="float" office:value="0.97">
            <text:p>0,97</text:p>
          </table:table-cell>
          <table:table-cell office:value-type="float" office:value="0.17">
            <text:p>0,17</text:p>
          </table:table-cell>
          <table:table-cell table:formula="oooc:=SUM([.K9:.N9])" office:value-type="float" office:value="4.02">
            <text:p>4,02</text:p>
          </table:table-cell>
          <table:table-cell table:formula="oooc:=[.O9]+[.J9]+[.K9]" office:value-type="float" office:value="11.56">
            <text:p>11,56</text:p>
          </table:table-cell>
          <table:table-cell office:value-type="string">
            <text:p>2009-03-12 14.58.48,116148481</text:p>
          </table:table-cell>
          <table:table-cell office:value-type="string">
            <text:p>2009-03-12 14.59.14,141408521</text:p>
          </table:table-cell>
          <table:table-cell office:value-type="string">
            <text:p>~26,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table:number-columns-repeated="2" office:value-type="float" office:value="0.32">
            <text:p>0,32</text:p>
          </table:table-cell>
          <table:table-cell table:formula="oooc:=[.F10]-[.D10]-[.C10]-[.B10]" office:value-type="float" office:value="6.45">
            <text:p>6,45</text:p>
          </table:table-cell>
          <table:table-cell office:value-type="float" office:value="8.17">
            <text:p>8,17</text:p>
          </table:table-cell>
          <table:table-cell office:value-type="float" office:value="0.92">
            <text:p>0,92</text:p>
          </table:table-cell>
          <table:table-cell office:value-type="float" office:value="0.23">
            <text:p>0,23</text:p>
          </table:table-cell>
          <table:table-cell table:formula="oooc:=[.J10]-SUM([.G10:.H10])" office:value-type="float" office:value="6.2">
            <text:p>6,2</text:p>
          </table:table-cell>
          <table:table-cell office:value-type="float" office:value="7.35">
            <text:p>7,35</text:p>
          </table:table-cell>
          <table:table-cell office:value-type="float" office:value="0.19">
            <text:p>0,19</text:p>
          </table:table-cell>
          <table:table-cell office:value-type="float" office:value="2.69">
            <text:p>2,69</text:p>
          </table:table-cell>
          <table:table-cell office:value-type="float" office:value="0.97">
            <text:p>0,97</text:p>
          </table:table-cell>
          <table:table-cell office:value-type="float" office:value="0.17">
            <text:p>0,17</text:p>
          </table:table-cell>
          <table:table-cell table:formula="oooc:=SUM([.K10:.N10])" office:value-type="float" office:value="4.02">
            <text:p>4,02</text:p>
          </table:table-cell>
          <table:table-cell table:formula="oooc:=[.O10]+[.J10]+[.K10]" office:value-type="float" office:value="11.56">
            <text:p>11,56</text:p>
          </table:table-cell>
          <table:table-cell office:value-type="string">
            <text:p>2009-03-12 15.04.51,927571623</text:p>
          </table:table-cell>
          <table:table-cell office:value-type="string">
            <text:p>2009-03-12 15.05.18,16148713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07">
            <text:p>1,07</text:p>
          </table:table-cell>
          <table:table-cell office:value-type="float" office:value="0.25">
            <text:p>0,25</text:p>
          </table:table-cell>
          <table:table-cell office:value-type="float" office:value="0.32">
            <text:p>0,32</text:p>
          </table:table-cell>
          <table:table-cell table:formula="oooc:=[.F11]-[.D11]-[.C11]-[.B11]" office:value-type="float" office:value="6.53">
            <text:p>6,53</text:p>
          </table:table-cell>
          <table:table-cell office:value-type="float" office:value="8.17">
            <text:p>8,17</text:p>
          </table:table-cell>
          <table:table-cell office:value-type="float" office:value="0.92">
            <text:p>0,92</text:p>
          </table:table-cell>
          <table:table-cell office:value-type="float" office:value="0.23">
            <text:p>0,23</text:p>
          </table:table-cell>
          <table:table-cell table:formula="oooc:=[.J11]-SUM([.G11:.H11])" office:value-type="float" office:value="6.2">
            <text:p>6,2</text:p>
          </table:table-cell>
          <table:table-cell office:value-type="float" office:value="7.35">
            <text:p>7,35</text:p>
          </table:table-cell>
          <table:table-cell office:value-type="float" office:value="0.19">
            <text:p>0,19</text:p>
          </table:table-cell>
          <table:table-cell office:value-type="float" office:value="2.69">
            <text:p>2,69</text:p>
          </table:table-cell>
          <table:table-cell office:value-type="float" office:value="0.96">
            <text:p>0,96</text:p>
          </table:table-cell>
          <table:table-cell office:value-type="float" office:value="0.17">
            <text:p>0,17</text:p>
          </table:table-cell>
          <table:table-cell table:formula="oooc:=SUM([.K11:.N11])" office:value-type="float" office:value="4.01">
            <text:p>4,01</text:p>
          </table:table-cell>
          <table:table-cell table:formula="oooc:=[.O11]+[.J11]+[.K11]" office:value-type="float" office:value="11.55">
            <text:p>11,55</text:p>
          </table:table-cell>
          <table:table-cell office:value-type="string">
            <text:p>2009-03-12 15.10.56,367029929</text:p>
          </table:table-cell>
          <table:table-cell office:value-type="string">
            <text:p>2009-03-12 15.11.22,548604543</text:p>
          </table:table-cell>
          <table:table-cell/>
        </table:table-row>
        <table:table-row table:style-name="ro1">
          <table:table-cell office:value-type="string">
            <text:p>Average:</text:p>
          </table:table-cell>
          <table:table-cell table:formula="oooc:=AVERAGE([.B9:.B11])" office:value-type="float" office:value="1.08333333333333">
            <text:p>1,08</text:p>
          </table:table-cell>
          <table:table-cell table:formula="oooc:=AVERAGE([.C9:.C11])" office:value-type="float" office:value="0.266666666666667">
            <text:p>0,27</text:p>
          </table:table-cell>
          <table:table-cell table:formula="oooc:=AVERAGE([.D9:.D11])" office:value-type="float" office:value="0.32">
            <text:p>0,32</text:p>
          </table:table-cell>
          <table:table-cell table:formula="oooc:=AVERAGE([.E9:.E11])" office:value-type="float" office:value="6.5">
            <text:p>6,5</text:p>
          </table:table-cell>
          <table:table-cell table:formula="oooc:=AVERAGE([.F9:.F11])" office:value-type="float" office:value="8.17">
            <text:p>8,17</text:p>
          </table:table-cell>
          <table:table-cell table:formula="oooc:=AVERAGE([.G9:.G11])"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AVERAGE([.K9:.K11])" office:value-type="float" office:value="0.19">
            <text:p>0,19</text:p>
          </table:table-cell>
          <table:table-cell table:formula="oooc:=AVERAGE([.L9:.L11])" office:value-type="float" office:value="2.69">
            <text:p>2,69</text:p>
          </table:table-cell>
          <table:table-cell table:formula="oooc:=AVERAGE([.M9:.M11])" office:value-type="float" office:value="0.966666666666667">
            <text:p>0,97</text:p>
          </table:table-cell>
          <table:table-cell table:formula="oooc:=AVERAGE([.N9:.N11])" office:value-type="float" office:value="0.17">
            <text:p>0,17</text:p>
          </table:table-cell>
          <table:table-cell table:formula="oooc:=AVERAGE([.O9:.O11])" office:value-type="float" office:value="4.01666666666667">
            <text:p>4,02</text:p>
          </table:table-cell>
          <table:table-cell table:formula="oooc:=AVERAGE([.P9:.P11])" office:value-type="float" office:value="11.5566666666667">
            <text:p>11,56</text:p>
          </table:table-cell>
          <table:table-cell table:number-columns-repeated="3"/>
        </table:table-row>
        <table:table-row table:style-name="ro1">
          <table:table-cell office:value-type="string">
            <text:p>std:</text:p>
          </table:table-cell>
          <table:table-cell table:formula="oooc:=STDEV([.B9:.B11])" office:value-type="float" office:value="0.0152752523165195">
            <text:p>0,02</text:p>
          </table:table-cell>
          <table:table-cell table:formula="oooc:=STDEV([.C9:.C11])" office:value-type="float" office:value="0.0472581562625261">
            <text:p>0,05</text:p>
          </table:table-cell>
          <table:table-cell table:formula="oooc:=STDEV([.D9:.D11])" office:value-type="float" office:value="0">
            <text:p>0</text:p>
          </table:table-cell>
          <table:table-cell table:formula="oooc:=STDEV([.E9:.E11])" office:value-type="float" office:value="0.0435889894354068">
            <text:p>0,04</text:p>
          </table:table-cell>
          <table:table-cell table:formula="oooc:=STDEV([.F9:.F11])" office:value-type="float" office:value="0">
            <text:p>0</text:p>
          </table:table-cell>
          <table:table-cell table:formula="oooc:=STDEV([.G9:.G1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TDEV([.K9:.K11])" office:value-type="float" office:value="3.3993498887763E-017">
            <text:p>0</text:p>
          </table:table-cell>
          <table:table-cell table:formula="oooc:=STDEV([.L9:.L11])" office:value-type="float" office:value="0">
            <text:p>0</text:p>
          </table:table-cell>
          <table:table-cell table:formula="oooc:=STDEV([.M9:.M11])" office:value-type="float" office:value="0.00577350269189626">
            <text:p>0,01</text:p>
          </table:table-cell>
          <table:table-cell table:formula="oooc:=STDEV([.N9:.N11])" office:value-type="float" office:value="0">
            <text:p>0</text:p>
          </table:table-cell>
          <table:table-cell table:formula="oooc:=STDEV([.O9:.O11])" office:value-type="float" office:value="0.00577350269189665">
            <text:p>0,01</text:p>
          </table:table-cell>
          <table:table-cell table:formula="oooc:=STDEV([.P9:.P11])" office:value-type="float" office:value="0.00577350269189716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var:</text:p>
          </table:table-cell>
          <table:table-cell table:formula="oooc:=VAR([.B9:.B11])" office:value-type="float" office:value="0.000233333333333334">
            <text:p>0</text:p>
          </table:table-cell>
          <table:table-cell table:formula="oooc:=VAR([.C9:.C11])" office:value-type="float" office:value="0.00223333333333333">
            <text:p>0</text:p>
          </table:table-cell>
          <table:table-cell table:formula="oooc:=VAR([.D9:.D11])" office:value-type="float" office:value="0">
            <text:p>0</text:p>
          </table:table-cell>
          <table:table-cell table:formula="oooc:=VAR([.E9:.E11])" office:value-type="float" office:value="0.00190000000000001">
            <text:p>0</text:p>
          </table:table-cell>
          <table:table-cell table:formula="oooc:=VAR([.F9:.F11])" office:value-type="float" office:value="0">
            <text:p>0</text:p>
          </table:table-cell>
          <table:table-cell table:formula="oooc:=VAR([.G9:.G11])" office:value-type="float" office:value="0">
            <text:p>0</text:p>
          </table:table-cell>
          <table:table-cell table:formula="oooc:=VAR([.H9:.H11])" office:value-type="float" office:value="0">
            <text:p>0</text:p>
          </table:table-cell>
          <table:table-cell table:formula="oooc:=VAR([.I9:.I11])" office:value-type="float" office:value="0">
            <text:p>0</text:p>
          </table:table-cell>
          <table:table-cell table:formula="oooc:=VAR([.J9:.J11])" office:value-type="float" office:value="1.18329135783152E-030">
            <text:p>0</text:p>
          </table:table-cell>
          <table:table-cell table:formula="oooc:=VAR([.K9:.K11])" office:value-type="float" office:value="1.15555796663234E-033">
            <text:p>0</text:p>
          </table:table-cell>
          <table:table-cell table:formula="oooc:=VAR([.L9:.L11])" office:value-type="float" office:value="0">
            <text:p>0</text:p>
          </table:table-cell>
          <table:table-cell table:formula="oooc:=VAR([.M9:.M11])" office:value-type="float" office:value="0.0000333333333333334">
            <text:p>0</text:p>
          </table:table-cell>
          <table:table-cell table:formula="oooc:=VAR([.N9:.N11])" office:value-type="float" office:value="0">
            <text:p>0</text:p>
          </table:table-cell>
          <table:table-cell table:formula="oooc:=VAR([.O9:.O11])" office:value-type="float" office:value="0.0000333333333333378">
            <text:p>0</text:p>
          </table:table-cell>
          <table:table-cell table:formula="oooc:=VAR([.P9:.P11])" office:value-type="float" office:value="0.0000333333333333438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orthern Sámi</text:p>
          </table:table-cell>
          <table:table-cell office:value-type="string">
            <text:p>Lexc 1</text:p>
          </table:table-cell>
          <table:table-cell office:value-type="string">
            <text:p>Lexc 2</text:p>
          </table:table-cell>
          <table:table-cell office:value-type="string">
            <text:p>Lexc 3</text:p>
          </table:table-cell>
          <table:table-cell office:value-type="string">
            <text:p>Lexc 4</text:p>
          </table:table-cell>
          <table:table-cell office:value-type="string">
            <text:p>lexc total</text:p>
          </table:table-cell>
          <table:table-cell office:value-type="string">
            <text:p>Twolc 1</text:p>
          </table:table-cell>
          <table:table-cell office:value-type="string">
            <text:p>Twolc 2</text:p>
          </table:table-cell>
          <table:table-cell office:value-type="string">
            <text:p>Twolc 3</text:p>
          </table:table-cell>
          <table:table-cell office:value-type="string">
            <text:p>Twolc total</text:p>
          </table:table-cell>
          <table:table-cell office:value-type="string">
            <text:p>HIC</text:p>
          </table:table-cell>
          <table:table-cell office:value-type="string">
            <text:p>HIC2</text:p>
          </table:table-cell>
          <table:table-cell office:value-type="string">
            <text:p>HIC3</text:p>
          </table:table-cell>
          <table:table-cell office:value-type="string">
            <text:p>HIC4</text:p>
          </table:table-cell>
          <table:table-cell office:value-type="string">
            <text:p>HIC total</text:p>
          </table:table-cell>
          <table:table-cell office:value-type="string">
            <text:p>Lexc+Twolc+HIC</text:p>
          </table:table-cell>
          <table:table-cell office:value-type="string">
            <text:p>Wall clock start time</text:p>
          </table:table-cell>
          <table:table-cell office:value-type="string">
            <text:p>Wall <text:s/>clock end time</text:p>
          </table:table-cell>
          <table:table-cell office:value-type="string">
            <text:p>Wall clock time 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9">
            <text:p>1,09</text:p>
          </table:table-cell>
          <table:table-cell office:value-type="float" office:value="0.38">
            <text:p>0,38</text:p>
          </table:table-cell>
          <table:table-cell office:value-type="float" office:value="2.27">
            <text:p>2,27</text:p>
          </table:table-cell>
          <table:table-cell table:formula="oooc:=[.F16]-[.D16]-[.C16]-[.B16]" office:value-type="float" office:value="15.91">
            <text:p>15,91</text:p>
          </table:table-cell>
          <table:table-cell office:value-type="float" office:value="19.65">
            <text:p>19,65</text:p>
          </table:table-cell>
          <table:table-cell office:value-type="float" office:value="23.45">
            <text:p>23,45</text:p>
          </table:table-cell>
          <table:table-cell office:value-type="float" office:value="7.34">
            <text:p>7,34</text:p>
          </table:table-cell>
          <table:table-cell table:formula="oooc:=[.J16]-SUM([.G16:.H16])" office:value-type="float" office:value="102.33">
            <text:p>102,33</text:p>
          </table:table-cell>
          <table:table-cell office:value-type="float" office:value="133.12">
            <text:p>133,12</text:p>
          </table:table-cell>
          <table:table-cell office:value-type="float" office:value="0.89">
            <text:p>0,89</text:p>
          </table:table-cell>
          <table:table-cell office:value-type="float" office:value="161.05">
            <text:p>161,05</text:p>
          </table:table-cell>
          <table:table-cell office:value-type="float" office:value="20.16">
            <text:p>20,16</text:p>
          </table:table-cell>
          <table:table-cell office:value-type="float" office:value="0.45">
            <text:p>0,45</text:p>
          </table:table-cell>
          <table:table-cell table:formula="oooc:=SUM([.K16:.N16])" office:value-type="float" office:value="182.55">
            <text:p>182,55</text:p>
          </table:table-cell>
          <table:table-cell table:formula="oooc:=[.O16]+[.J16]+[.K16]" office:value-type="float" office:value="316.56">
            <text:p>316,56</text:p>
          </table:table-cell>
          <table:table-cell office:value-type="string">
            <text:p>2009-03-12 14.59.14,141408521</text:p>
          </table:table-cell>
          <table:table-cell office:value-type="string">
            <text:p>2009-03-12 15.04.02,272730090</text:p>
          </table:table-cell>
          <table:table-cell office:value-type="string">
            <text:p>~4.58,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55">
            <text:p>0,55</text:p>
          </table:table-cell>
          <table:table-cell office:value-type="float" office:value="2.27">
            <text:p>2,27</text:p>
          </table:table-cell>
          <table:table-cell table:formula="oooc:=[.F17]-[.D17]-[.C17]-[.B17]" office:value-type="float" office:value="15.91">
            <text:p>15,91</text:p>
          </table:table-cell>
          <table:table-cell office:value-type="float" office:value="19.68">
            <text:p>19,68</text:p>
          </table:table-cell>
          <table:table-cell office:value-type="float" office:value="23.43">
            <text:p>23,43</text:p>
          </table:table-cell>
          <table:table-cell office:value-type="float" office:value="7.35">
            <text:p>7,35</text:p>
          </table:table-cell>
          <table:table-cell table:formula="oooc:=[.J17]-SUM([.G17:.H17])" office:value-type="float" office:value="102.39">
            <text:p>102,39</text:p>
          </table:table-cell>
          <table:table-cell office:value-type="float" office:value="133.17">
            <text:p>133,17</text:p>
          </table:table-cell>
          <table:table-cell office:value-type="float" office:value="0.89">
            <text:p>0,89</text:p>
          </table:table-cell>
          <table:table-cell office:value-type="float" office:value="161.09">
            <text:p>161,09</text:p>
          </table:table-cell>
          <table:table-cell office:value-type="float" office:value="20.18">
            <text:p>20,18</text:p>
          </table:table-cell>
          <table:table-cell office:value-type="float" office:value="0.43">
            <text:p>0,43</text:p>
          </table:table-cell>
          <table:table-cell table:formula="oooc:=SUM([.K17:.N17])" office:value-type="float" office:value="182.59">
            <text:p>182,59</text:p>
          </table:table-cell>
          <table:table-cell table:formula="oooc:=[.O17]+[.J17]+[.K17]" office:value-type="float" office:value="316.65">
            <text:p>316,65</text:p>
          </table:table-cell>
          <table:table-cell office:value-type="string">
            <text:p>2009-03-12 15.05.18,161487131</text:p>
          </table:table-cell>
          <table:table-cell office:value-type="string">
            <text:p>2009-03-12 15.10.06,6233958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03">
            <text:p>1,03</text:p>
          </table:table-cell>
          <table:table-cell office:value-type="float" office:value="0.38">
            <text:p>0,38</text:p>
          </table:table-cell>
          <table:table-cell office:value-type="float" office:value="2.27">
            <text:p>2,27</text:p>
          </table:table-cell>
          <table:table-cell table:formula="oooc:=[.F18]-[.D18]-[.C18]-[.B18]" office:value-type="float" office:value="15.99">
            <text:p>15,99</text:p>
          </table:table-cell>
          <table:table-cell office:value-type="float" office:value="19.67">
            <text:p>19,67</text:p>
          </table:table-cell>
          <table:table-cell office:value-type="float" office:value="23.43">
            <text:p>23,43</text:p>
          </table:table-cell>
          <table:table-cell office:value-type="float" office:value="7.34">
            <text:p>7,34</text:p>
          </table:table-cell>
          <table:table-cell table:formula="oooc:=[.J18]-SUM([.G18:.H18])" office:value-type="float" office:value="102.41">
            <text:p>102,41</text:p>
          </table:table-cell>
          <table:table-cell office:value-type="float" office:value="133.18">
            <text:p>133,18</text:p>
          </table:table-cell>
          <table:table-cell office:value-type="float" office:value="0.9">
            <text:p>0,9</text:p>
          </table:table-cell>
          <table:table-cell office:value-type="float" office:value="161.08">
            <text:p>161,08</text:p>
          </table:table-cell>
          <table:table-cell office:value-type="float" office:value="20.17">
            <text:p>20,17</text:p>
          </table:table-cell>
          <table:table-cell office:value-type="float" office:value="0.44">
            <text:p>0,44</text:p>
          </table:table-cell>
          <table:table-cell table:formula="oooc:=SUM([.K18:.N18])" office:value-type="float" office:value="182.59">
            <text:p>182,59</text:p>
          </table:table-cell>
          <table:table-cell table:formula="oooc:=[.O18]+[.J18]+[.K18]" office:value-type="float" office:value="316.67">
            <text:p>316,67</text:p>
          </table:table-cell>
          <table:table-cell office:value-type="string">
            <text:p>2009-03-12 15.11.22,548604543</text:p>
          </table:table-cell>
          <table:table-cell office:value-type="string">
            <text:p>2009-03-12 15.16.11,008634269</text:p>
          </table:table-cell>
          <table:table-cell/>
        </table:table-row>
        <table:table-row table:style-name="ro1">
          <table:table-cell office:value-type="string">
            <text:p>Average:</text:p>
          </table:table-cell>
          <table:table-cell table:formula="oooc:=AVERAGE([.B16:.B18])" office:value-type="float" office:value="1.02333333333333">
            <text:p>1,02</text:p>
          </table:table-cell>
          <table:table-cell table:formula="oooc:=AVERAGE([.C16:.C18])" office:value-type="float" office:value="0.436666666666667">
            <text:p>0,44</text:p>
          </table:table-cell>
          <table:table-cell table:formula="oooc:=AVERAGE([.D16:.D18])" office:value-type="float" office:value="2.27">
            <text:p>2,27</text:p>
          </table:table-cell>
          <table:table-cell table:formula="oooc:=AVERAGE([.E16:.E18])" office:value-type="float" office:value="15.9366666666667">
            <text:p>15,94</text:p>
          </table:table-cell>
          <table:table-cell table:formula="oooc:=AVERAGE([.F16:.F18])" office:value-type="float" office:value="19.6666666666667">
            <text:p>19,67</text:p>
          </table:table-cell>
          <table:table-cell table:formula="oooc:=AVERAGE([.G16:.G18])" office:value-type="float" office:value="23.4366666666667">
            <text:p>23,44</text:p>
          </table:table-cell>
          <table:table-cell table:formula="oooc:=AVERAGE([.H16:.H18])" office:value-type="float" office:value="7.34333333333333">
            <text:p>7,34</text:p>
          </table:table-cell>
          <table:table-cell table:formula="oooc:=AVERAGE([.I16:.I18])" office:value-type="float" office:value="102.376666666667">
            <text:p>102,38</text:p>
          </table:table-cell>
          <table:table-cell table:formula="oooc:=AVERAGE([.J16:.J18])" office:value-type="float" office:value="133.156666666667">
            <text:p>133,16</text:p>
          </table:table-cell>
          <table:table-cell table:formula="oooc:=AVERAGE([.K16:.K18])" office:value-type="float" office:value="0.893333333333333">
            <text:p>0,89</text:p>
          </table:table-cell>
          <table:table-cell table:formula="oooc:=AVERAGE([.L16:.L18])" office:value-type="float" office:value="161.073333333333">
            <text:p>161,07</text:p>
          </table:table-cell>
          <table:table-cell table:formula="oooc:=AVERAGE([.M16:.M18])" office:value-type="float" office:value="20.17">
            <text:p>20,17</text:p>
          </table:table-cell>
          <table:table-cell table:formula="oooc:=AVERAGE([.N16:.N18])" office:value-type="float" office:value="0.44">
            <text:p>0,44</text:p>
          </table:table-cell>
          <table:table-cell table:formula="oooc:=AVERAGE([.O16:.O18])" office:value-type="float" office:value="182.576666666667">
            <text:p>182,58</text:p>
          </table:table-cell>
          <table:table-cell table:formula="oooc:=AVERAGE([.P16:.P18])" office:value-type="float" office:value="316.626666666667">
            <text:p>316,63</text:p>
          </table:table-cell>
          <table:table-cell table:number-columns-repeated="3"/>
        </table:table-row>
        <table:table-row table:style-name="ro1">
          <table:table-cell office:value-type="string">
            <text:p>std:</text:p>
          </table:table-cell>
          <table:table-cell table:formula="oooc:=STDEV([.B16:.B18])" office:value-type="float" office:value="0.0702376916856849">
            <text:p>0,07</text:p>
          </table:table-cell>
          <table:table-cell table:formula="oooc:=STDEV([.C16:.C18])" office:value-type="float" office:value="0.0981495457622364">
            <text:p>0,1</text:p>
          </table:table-cell>
          <table:table-cell table:formula="oooc:=STDEV([.D16:.D18])" office:value-type="float" office:value="0">
            <text:p>0</text:p>
          </table:table-cell>
          <table:table-cell table:formula="oooc:=STDEV([.E16:.E18])" office:value-type="float" office:value="0.0461880215351722">
            <text:p>0,05</text:p>
          </table:table-cell>
          <table:table-cell table:formula="oooc:=STDEV([.F16:.F18])" office:value-type="float" office:value="0.0152752523165203">
            <text:p>0,02</text:p>
          </table:table-cell>
          <table:table-cell table:formula="oooc:=STDEV([.G16:.G18])" office:value-type="float" office:value="0.0115470053837923">
            <text:p>0,01</text:p>
          </table:table-cell>
          <table:table-cell table:formula="oooc:=STDEV([.H16:.H18])" office:value-type="float" office:value="0.00577350269189614">
            <text:p>0,01</text:p>
          </table:table-cell>
          <table:table-cell table:formula="oooc:=STDEV([.I16:.I18])" office:value-type="float" office:value="0.0416333199893178">
            <text:p>0,04</text:p>
          </table:table-cell>
          <table:table-cell table:formula="oooc:=STDEV([.J16:.J18])" office:value-type="float" office:value="0.0321455025366405">
            <text:p>0,03</text:p>
          </table:table-cell>
          <table:table-cell table:formula="oooc:=STDEV([.K16:.K18])" office:value-type="float" office:value="0.00577350269189626">
            <text:p>0,01</text:p>
          </table:table-cell>
          <table:table-cell table:formula="oooc:=STDEV([.L16:.L18])" office:value-type="float" office:value="0.0208166599946583">
            <text:p>0,02</text:p>
          </table:table-cell>
          <table:table-cell table:formula="oooc:=STDEV([.M16:.M18])" office:value-type="float" office:value="0.00999999999999979">
            <text:p>0,01</text:p>
          </table:table-cell>
          <table:table-cell table:formula="oooc:=STDEV([.N16:.N18])" office:value-type="float" office:value="0.01">
            <text:p>0,01</text:p>
          </table:table-cell>
          <table:table-cell table:formula="oooc:=STDEV([.O16:.O18])" office:value-type="float" office:value="0.0230940107675968">
            <text:p>0,02</text:p>
          </table:table-cell>
          <table:table-cell table:formula="oooc:=STDEV([.P16:.P18])" office:value-type="float" office:value="0.0585946527708345">
            <text:p>0,06</text:p>
          </table:table-cell>
          <table:table-cell table:number-columns-repeated="3"/>
        </table:table-row>
        <table:table-row table:style-name="ro1">
          <table:table-cell office:value-type="string">
            <text:p>var:</text:p>
          </table:table-cell>
          <table:table-cell table:formula="oooc:=VAR([.B16:.B18])" office:value-type="float" office:value="0.00493333333333333">
            <text:p>0</text:p>
          </table:table-cell>
          <table:table-cell table:formula="oooc:=VAR([.C16:.C18])" office:value-type="float" office:value="0.00963333333333334">
            <text:p>0,01</text:p>
          </table:table-cell>
          <table:table-cell table:formula="oooc:=VAR([.D16:.D18])" office:value-type="float" office:value="0">
            <text:p>0</text:p>
          </table:table-cell>
          <table:table-cell table:formula="oooc:=VAR([.E16:.E18])" office:value-type="float" office:value="0.00213333333333353">
            <text:p>0</text:p>
          </table:table-cell>
          <table:table-cell table:formula="oooc:=VAR([.F16:.F18])" office:value-type="float" office:value="0.000233333333333359">
            <text:p>0</text:p>
          </table:table-cell>
          <table:table-cell table:formula="oooc:=VAR([.G16:.G18])" office:value-type="float" office:value="0.000133333333333328">
            <text:p>0</text:p>
          </table:table-cell>
          <table:table-cell table:formula="oooc:=VAR([.H16:.H18])" office:value-type="float" office:value="0.0000333333333333319">
            <text:p>0</text:p>
          </table:table-cell>
          <table:table-cell table:formula="oooc:=VAR([.I16:.I18])" office:value-type="float" office:value="0.00173333333333293">
            <text:p>0</text:p>
          </table:table-cell>
          <table:table-cell table:formula="oooc:=VAR([.J16:.J18])" office:value-type="float" office:value="0.00103333333333316">
            <text:p>0</text:p>
          </table:table-cell>
          <table:table-cell table:formula="oooc:=VAR([.K16:.K18])" office:value-type="float" office:value="0.0000333333333333334">
            <text:p>0</text:p>
          </table:table-cell>
          <table:table-cell table:formula="oooc:=VAR([.L16:.L18])" office:value-type="float" office:value="0.000433333333333208">
            <text:p>0</text:p>
          </table:table-cell>
          <table:table-cell table:formula="oooc:=VAR([.M16:.M18])" office:value-type="float" office:value="0.0000999999999999957">
            <text:p>0</text:p>
          </table:table-cell>
          <table:table-cell table:formula="oooc:=VAR([.N16:.N18])" office:value-type="float" office:value="0.0001">
            <text:p>0</text:p>
          </table:table-cell>
          <table:table-cell table:formula="oooc:=VAR([.O16:.O18])" office:value-type="float" office:value="0.000533333333333879">
            <text:p>0</text:p>
          </table:table-cell>
          <table:table-cell table:formula="oooc:=VAR([.P16:.P18])" office:value-type="float" office:value="0.00343333333333467">
            <text:p>0</text:p>
          </table:table-cell>
          <table:table-cell table:number-columns-repeated="3"/>
        </table:table-row>
      </table:table>
      <table:table table:name="FstCompiler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French</text:p>
          </table:table-cell>
          <table:table-cell office:value-type="string">
            <text:p>Fst-compiler</text:p>
          </table:table-cell>
          <table:table-cell office:value-type="string">
            <text:p>Start time</text:p>
          </table:table-cell>
          <table:table-cell office:value-type="string">
            <text:p>end 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ooc:=AVERAGE([.B2:.B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2:.B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morfi</text:p>
          </table:table-cell>
          <table:table-cell office:value-type="string">
            <text:p>Fst-compiler</text:p>
          </table:table-cell>
          <table:table-cell office:value-type="string">
            <text:p>Start time</text:p>
          </table:table-cell>
          <table:table-cell office:value-type="string">
            <text:p>end 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29*60+20.21" office:value-type="float" office:value="1760.21">
            <text:p>1760,21</text:p>
          </table:table-cell>
          <table:table-cell office:value-type="string">
            <text:p>2009-03-13 08.10.46,570925945</text:p>
          </table:table-cell>
          <table:table-cell office:value-type="string">
            <text:p>2009-03-13 08.38.06,782410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27*60+20.09" office:value-type="float" office:value="1640.09">
            <text:p>1640,09</text:p>
          </table:table-cell>
          <table:table-cell office:value-type="string">
            <text:p>2009-03-13 08.38.06,783362173</text:p>
          </table:table-cell>
          <table:table-cell office:value-type="string">
            <text:p>2009-03-13 09.05.26,87761743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27*60+25.82" office:value-type="float" office:value="1645.82">
            <text:p>1645,82</text:p>
          </table:table-cell>
          <table:table-cell office:value-type="string">
            <text:p>2009-03-13 09.05.26,878576470</text:p>
          </table:table-cell>
          <table:table-cell office:value-type="string">
            <text:p>2009-03-13 09.32.52,699871754</text:p>
          </table:table-cell>
        </table:table-row>
        <table:table-row table:style-name="ro1">
          <table:table-cell office:value-type="string">
            <text:p>Average:</text:p>
          </table:table-cell>
          <table:table-cell table:formula="oooc:=AVERAGE([.B9:.B11])" office:value-type="float" office:value="1682.04">
            <text:p>1682,04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9:.B11])" office:value-type="float" office:value="67.7578032406601">
            <text:p>67,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orthern Sámi</text:p>
          </table:table-cell>
          <table:table-cell office:value-type="string">
            <text:p>Fst-compiler</text:p>
          </table:table-cell>
          <table:table-cell office:value-type="string">
            <text:p>Start time</text:p>
          </table:table-cell>
          <table:table-cell office:value-type="string">
            <text:p>end 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ooc:=AVERAGE([.B16:.B1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16:.B18])" office:value-type="float" office:value="0">
            <text:p>0</text:p>
          </table:table-cell>
          <table:table-cell table:number-columns-repeated="2"/>
        </table:table-row>
      </table:table>
      <table:table table:name="fom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rench</text:p>
          </table:table-cell>
          <table:table-cell office:value-type="string">
            <text:p>fo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83">
            <text:p>16,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78">
            <text:p>16,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99">
            <text:p>16,99</text:p>
          </table:table-cell>
        </table:table-row>
        <table:table-row table:style-name="ro1">
          <table:table-cell office:value-type="string">
            <text:p>Average:</text:p>
          </table:table-cell>
          <table:table-cell table:formula="oooc:=AVERAGE([.B2:.B4])" office:value-type="float" office:value="16.8666666666667">
            <text:p>16,87</text:p>
          </table:table-cell>
        </table:table-row>
        <table:table-row table:style-name="ro1">
          <table:table-cell office:value-type="string">
            <text:p>std:</text:p>
          </table:table-cell>
          <table:table-cell table:formula="oooc:=STDEV([.B2:.B4])" office:value-type="float" office:value="0.109696551146028">
            <text:p>0,11</text:p>
          </table:table-cell>
        </table:table-row>
      </table:table>
      <table:table table:name="Xerox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French</text:p>
          </table:table-cell>
          <table:table-cell office:value-type="string">
            <text:p>Xerox lexc</text:p>
          </table:table-cell>
          <table:table-cell office:value-type="string">
            <text:p>Xerox twolc</text:p>
          </table:table-cell>
          <table:table-cell office:value-type="string">
            <text:p>Xerox lexc compose-result</text:p>
          </table:table-cell>
          <table:table-cell office:value-type="string">
            <text:p>Xerox total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6">
            <text:p>5,46</text:p>
          </table:table-cell>
          <table:table-cell table:number-columns-repeated="2" office:value-type="float" office:value="0">
            <text:p>0</text:p>
          </table:table-cell>
          <table:table-cell table:formula="oooc:=SUM([.B2:.D2])" office:value-type="float" office:value="5.46">
            <text:p>5,4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47">
            <text:p>5,47</text:p>
          </table:table-cell>
          <table:table-cell table:number-columns-repeated="2" office:value-type="float" office:value="0">
            <text:p>0</text:p>
          </table:table-cell>
          <table:table-cell table:formula="oooc:=SUM([.B3:.D3])" office:value-type="float" office:value="5.47">
            <text:p>5,4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46">
            <text:p>5,46</text:p>
          </table:table-cell>
          <table:table-cell table:number-columns-repeated="2" office:value-type="float" office:value="0">
            <text:p>0</text:p>
          </table:table-cell>
          <table:table-cell table:formula="oooc:=SUM([.B4:.D4])" office:value-type="float" office:value="5.46">
            <text:p>5,46</text:p>
          </table:table-cell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ooc:=AVERAGE([.B2:.B4])" office:value-type="float" office:value="5.46333333333333">
            <text:p>5,46</text:p>
          </table:table-cell>
          <table:table-cell table:formula="oooc:=AVERAGE([.C2:.C4])" office:value-type="float" office:value="0">
            <text:p>0</text:p>
          </table:table-cell>
          <table:table-cell table:formula="oooc:=AVERAGE([.D2:.D4])" office:value-type="float" office:value="0">
            <text:p>0</text:p>
          </table:table-cell>
          <table:table-cell table:formula="oooc:=AVERAGE([.E2:.E4])" office:value-type="float" office:value="5.46333333333333">
            <text:p>5,46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2:.B4])" office:value-type="float" office:value="0.00577350269189614">
            <text:p>0,01</text:p>
          </table:table-cell>
          <table:table-cell table:formula="oooc:=STDEV([.C2:.C4])" office:value-type="float" office:value="0">
            <text:p>0</text:p>
          </table:table-cell>
          <table:table-cell table:formula="oooc:=STDEV([.D2:.D4])" office:value-type="float" office:value="0">
            <text:p>0</text:p>
          </table:table-cell>
          <table:table-cell table:formula="oooc:=STDEV([.E2:.E4])" office:value-type="float" office:value="0.00577350269189614">
            <text:p>0,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morfi</text:p>
          </table:table-cell>
          <table:table-cell office:value-type="string">
            <text:p>Xerox lexc</text:p>
          </table:table-cell>
          <table:table-cell office:value-type="string">
            <text:p>Xerox twolc</text:p>
          </table:table-cell>
          <table:table-cell office:value-type="string">
            <text:p>Xerox lexc compose-result</text:p>
          </table:table-cell>
          <table:table-cell office:value-type="string">
            <text:p>Xerox total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5">
            <text:p>1,45</text:p>
          </table:table-cell>
          <table:table-cell office:value-type="float" office:value="0.04">
            <text:p>0,04</text:p>
          </table:table-cell>
          <table:table-cell office:value-type="float" office:value="0.34">
            <text:p>0,34</text:p>
          </table:table-cell>
          <table:table-cell table:formula="oooc:=SUM([.B9:.D9])" office:value-type="float" office:value="1.83">
            <text:p>1,83</text:p>
          </table:table-cell>
          <table:table-cell office:value-type="string">
            <text:p>2009-03-13 11.40.07,148040621</text:p>
          </table:table-cell>
          <table:table-cell office:value-type="string">
            <text:p>2009-03-13 11.40.08,994250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6">
            <text:p>1,46</text:p>
          </table:table-cell>
          <table:table-cell office:value-type="float" office:value="0.04">
            <text:p>0,04</text:p>
          </table:table-cell>
          <table:table-cell office:value-type="float" office:value="0.34">
            <text:p>0,34</text:p>
          </table:table-cell>
          <table:table-cell table:formula="oooc:=SUM([.B10:.D10])" office:value-type="float" office:value="1.84">
            <text:p>1,84</text:p>
          </table:table-cell>
          <table:table-cell office:value-type="string">
            <text:p>2009-03-13 11.40.39,094170894</text:p>
          </table:table-cell>
          <table:table-cell office:value-type="string">
            <text:p>2009-03-13 11.40.40,607570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4">
            <text:p>1,44</text:p>
          </table:table-cell>
          <table:table-cell office:value-type="float" office:value="0.04">
            <text:p>0,04</text:p>
          </table:table-cell>
          <table:table-cell office:value-type="float" office:value="0.35">
            <text:p>0,35</text:p>
          </table:table-cell>
          <table:table-cell table:formula="oooc:=SUM([.B11:.D11])" office:value-type="float" office:value="1.83">
            <text:p>1,83</text:p>
          </table:table-cell>
          <table:table-cell office:value-type="string">
            <text:p>2009-03-13 11.41.11,111459283</text:p>
          </table:table-cell>
          <table:table-cell office:value-type="string">
            <text:p>2009-03-13 11.41.12,963852968</text:p>
          </table:table-cell>
        </table:table-row>
        <table:table-row table:style-name="ro1">
          <table:table-cell office:value-type="string">
            <text:p>Average:</text:p>
          </table:table-cell>
          <table:table-cell table:formula="oooc:=AVERAGE([.B9:.B11])" office:value-type="float" office:value="1.45">
            <text:p>1,45</text:p>
          </table:table-cell>
          <table:table-cell table:formula="oooc:=AVERAGE([.C9:.C11])" office:value-type="float" office:value="0.04">
            <text:p>0,04</text:p>
          </table:table-cell>
          <table:table-cell table:formula="oooc:=AVERAGE([.D9:.D11])" office:value-type="float" office:value="0.343333333333333">
            <text:p>0,34</text:p>
          </table:table-cell>
          <table:table-cell table:formula="oooc:=AVERAGE([.E9:.E11])" office:value-type="float" office:value="1.83333333333333">
            <text:p>1,83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9:.B11])" office:value-type="float" office:value="0.01">
            <text:p>0,01</text:p>
          </table:table-cell>
          <table:table-cell table:formula="oooc:=STDEV([.C9:.C11])" office:value-type="float" office:value="0">
            <text:p>0</text:p>
          </table:table-cell>
          <table:table-cell table:formula="oooc:=STDEV([.D9:.D11])" office:value-type="float" office:value="0.00577350269189626">
            <text:p>0,01</text:p>
          </table:table-cell>
          <table:table-cell table:formula="oooc:=STDEV([.E9:.E11])" office:value-type="float" office:value="0.00577350269189614">
            <text:p>0,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rthern Sámi</text:p>
          </table:table-cell>
          <table:table-cell office:value-type="string">
            <text:p>Xerox lexc</text:p>
          </table:table-cell>
          <table:table-cell office:value-type="string">
            <text:p>Xerox twolc</text:p>
          </table:table-cell>
          <table:table-cell office:value-type="string">
            <text:p>Xerox lexc compose-result</text:p>
          </table:table-cell>
          <table:table-cell office:value-type="string">
            <text:p>Xerox total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2.06">
            <text:p>12,06</text:p>
          </table:table-cell>
          <table:table-cell office:value-type="float" office:value="11.24">
            <text:p>11,24</text:p>
          </table:table-cell>
          <table:table-cell table:formula="oooc:=SUM([.B16:.D16])" office:value-type="float" office:value="24.6">
            <text:p>24,6</text:p>
          </table:table-cell>
          <table:table-cell office:value-type="string">
            <text:p>2009-03-13 11.40.08,994250639</text:p>
          </table:table-cell>
          <table:table-cell office:value-type="string">
            <text:p>2009-03-13 11.40.33,6177143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3">
            <text:p>1,33</text:p>
          </table:table-cell>
          <table:table-cell office:value-type="float" office:value="12.1">
            <text:p>12,1</text:p>
          </table:table-cell>
          <table:table-cell office:value-type="float" office:value="11.24">
            <text:p>11,24</text:p>
          </table:table-cell>
          <table:table-cell table:formula="oooc:=SUM([.B17:.D17])" office:value-type="float" office:value="24.67">
            <text:p>24,67</text:p>
          </table:table-cell>
          <table:table-cell office:value-type="string">
            <text:p>2009-03-13 11.40.40,607570479</text:p>
          </table:table-cell>
          <table:table-cell office:value-type="string">
            <text:p>2009-03-13 11.41.05,6457444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3">
            <text:p>1,33</text:p>
          </table:table-cell>
          <table:table-cell office:value-type="float" office:value="12.04">
            <text:p>12,04</text:p>
          </table:table-cell>
          <table:table-cell office:value-type="float" office:value="11.2">
            <text:p>11,2</text:p>
          </table:table-cell>
          <table:table-cell table:formula="oooc:=SUM([.B18:.D18])" office:value-type="float" office:value="24.57">
            <text:p>24,57</text:p>
          </table:table-cell>
          <table:table-cell office:value-type="string">
            <text:p>2009-03-13 11.41.12,963852968</text:p>
          </table:table-cell>
          <table:table-cell office:value-type="string">
            <text:p>2009-03-13 11.41.37,559926533</text:p>
          </table:table-cell>
        </table:table-row>
        <table:table-row table:style-name="ro1">
          <table:table-cell office:value-type="string">
            <text:p>Average:</text:p>
          </table:table-cell>
          <table:table-cell table:formula="oooc:=AVERAGE([.B16:.B18])" office:value-type="float" office:value="1.32">
            <text:p>1,32</text:p>
          </table:table-cell>
          <table:table-cell table:formula="oooc:=AVERAGE([.C16:.C18])" office:value-type="float" office:value="12.0666666666667">
            <text:p>12,07</text:p>
          </table:table-cell>
          <table:table-cell table:formula="oooc:=AVERAGE([.D16:.D18])" office:value-type="float" office:value="11.2266666666667">
            <text:p>11,23</text:p>
          </table:table-cell>
          <table:table-cell table:formula="oooc:=AVERAGE([.E16:.E18])" office:value-type="float" office:value="24.6133333333333">
            <text:p>24,61</text:p>
          </table:table-cell>
          <table:table-cell table:number-columns-repeated="2"/>
        </table:table-row>
        <table:table-row table:style-name="ro1">
          <table:table-cell office:value-type="string">
            <text:p>std:</text:p>
          </table:table-cell>
          <table:table-cell table:formula="oooc:=STDEV([.B16:.B18])" office:value-type="float" office:value="0.0173205080756888">
            <text:p>0,02</text:p>
          </table:table-cell>
          <table:table-cell table:formula="oooc:=STDEV([.C16:.C18])" office:value-type="float" office:value="0.0305505046330391">
            <text:p>0,03</text:p>
          </table:table-cell>
          <table:table-cell table:formula="oooc:=STDEV([.D16:.D18])" office:value-type="float" office:value="0.0230940107675856">
            <text:p>0,02</text:p>
          </table:table-cell>
          <table:table-cell table:formula="oooc:=STDEV([.E16:.E18])" office:value-type="float" office:value="0.0513160143944695">
            <text:p>0,0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21.05.2009</text:date>, <text:time>16:39:4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mmi Pirinen</meta:initial-creator>
    <meta:creation-date>2009-03-12T14:37:34</meta:creation-date>
    <dc:creator>Tommi Pirinen</dc:creator>
    <dc:date>2009-05-21T16:39:44</dc:date>
    <meta:editing-cycles>4</meta:editing-cycles>
    <meta:editing-duration>PT7H20M2S</meta:editing-duration>
    <meta:user-defined meta:name="Info 1"/>
    <meta:user-defined meta:name="Info 2"/>
    <meta:user-defined meta:name="Info 3"/>
    <meta:user-defined meta:name="Info 4"/>
    <meta:document-statistic meta:table-count="4" meta:cell-count="529"/>
  </office:meta>
</office:document-meta>
</file>